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69cm"/>
    </style:style>
    <style:style style:name="co2" style:family="table-column">
      <style:table-column-properties fo:break-before="auto" style:column-width="57.997cm"/>
    </style:style>
    <style:style style:name="co3" style:family="table-column">
      <style:table-column-properties fo:break-before="auto" style:column-width="2.75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omments_942fe577d6028b1744483beb5eec46699580e5cc_classified"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Type</text:p>
          </table:table-cell>
          <table:table-cell office:value-type="string" calcext:value-type="string">
            <text:p>Comment</text:p>
          </table:table-cell>
          <table:table-cell office:value-type="string" calcext:value-type="string">
            <text:p>Predicted Label</text:p>
          </table:table-cell>
          <table:table-cell office:value-type="string" calcext:value-type="string">
            <text:p>Score</text:p>
          </table:table-cell>
          <table:table-cell table:number-columns-repeated="3"/>
        </table:table-row>
        <table:table-row table:style-name="ro1">
          <table:table-cell office:value-type="string" calcext:value-type="string">
            <text:p>single_line</text:p>
          </table:table-cell>
          <table:table-cell office:value-type="string" calcext:value-type="string">
            <text:p>set 3rd bit which corresponds to utf-8 file name charset</text:p>
          </table:table-cell>
          <table:table-cell office:value-type="string" calcext:value-type="string">
            <text:p>RELEVANT</text:p>
          </table:table-cell>
          <table:table-cell office:value-type="string" calcext:value-type="string">
            <text:p>TRUE POSITIVE</text:p>
          </table:table-cell>
          <table:table-cell/>
          <table:table-cell table:formula="of:=SUMPRODUCT([.D1:.D1999]=&quot;TRUE POSITIVE&quot;)" office:value-type="float" office:value="288" calcext:value-type="float">
            <text:p>288</text:p>
          </table:table-cell>
          <table:table-cell office:value-type="string" calcext:value-type="string">
            <text:p>TRUE POSITIVE</text:p>
          </table:table-cell>
        </table:table-row>
        <table:table-row table:style-name="ro1">
          <table:table-cell office:value-type="string" calcext:value-type="string">
            <text:p>single_line</text:p>
          </table:table-cell>
          <table:table-cell office:value-type="string" calcext:value-type="string">
            <text:p>if file is zip64 format, zip64 headers have to be read before reading central directory</text:p>
          </table:table-cell>
          <table:table-cell office:value-type="string" calcext:value-type="string">
            <text:p>RELEVANT</text:p>
          </table:table-cell>
          <table:table-cell office:value-type="string" calcext:value-type="string">
            <text:p>TRUE POSITIVE</text:p>
          </table:table-cell>
          <table:table-cell/>
          <table:table-cell table:formula="of:=SUMPRODUCT([.D1:.D1999]=&quot;FALSE POSITIVE&quot;)" office:value-type="float" office:value="0" calcext:value-type="float">
            <text:p>0</text:p>
          </table:table-cell>
          <table:table-cell office:value-type="string" calcext:value-type="string">
            <text:p>FALSE POSITIVE</text:p>
          </table:table-cell>
        </table:table-row>
        <table:table-row table:style-name="ro1">
          <table:table-cell office:value-type="string" calcext:value-type="string">
            <text:p>single_line</text:p>
          </table:table-cell>
          <table:table-cell office:value-type="string" calcext:value-type="string">
            <text:p>ignore any errors when parsing extra data records</text:p>
          </table:table-cell>
          <table:table-cell office:value-type="string" calcext:value-type="string">
            <text:p>RELEVANT</text:p>
          </table:table-cell>
          <table:table-cell office:value-type="string" calcext:value-type="string">
            <text:p>TRUE POSITIVE</text:p>
          </table:table-cell>
          <table:table-cell/>
          <table:table-cell table:formula="of:=SUMPRODUCT([.D1:.D1999]=&quot;TRUE NEGATIVE&quot;)" office:value-type="float" office:value="42" calcext:value-type="float">
            <text:p>42</text:p>
          </table:table-cell>
          <table:table-cell office:value-type="string" calcext:value-type="string">
            <text:p>TRUE NEGATIVE</text:p>
          </table:table-cell>
        </table:table-row>
        <table:table-row table:style-name="ro1">
          <table:table-cell office:value-type="string" calcext:value-type="string">
            <text:p>single_line</text:p>
          </table:table-cell>
          <table:table-cell office:value-type="string" calcext:value-type="string">
            <text:p>ignore any errors when parsing extra data records</text:p>
          </table:table-cell>
          <table:table-cell office:value-type="string" calcext:value-type="string">
            <text:p>RELEVANT</text:p>
          </table:table-cell>
          <table:table-cell office:value-type="string" calcext:value-type="string">
            <text:p>TRUE POSITIVE</text:p>
          </table:table-cell>
          <table:table-cell/>
          <table:table-cell table:formula="of:=SUMPRODUCT([.D1:.D1999]=&quot;FALSE NEGATIVE&quot;)" office:value-type="float" office:value="7" calcext:value-type="float">
            <text:p>7</text:p>
          </table:table-cell>
          <table:table-cell office:value-type="string" calcext:value-type="string">
            <text:p>FALSE NEGATIVE</text:p>
          </table:table-cell>
        </table:table-row>
        <table:table-row table:style-name="ro1">
          <table:table-cell office:value-type="string" calcext:value-type="string">
            <text:p>single_line</text:p>
          </table:table-cell>
          <table:table-cell office:value-type="string" calcext:value-type="string">
            <text:p>zip64 extensible data sector</text:p>
          </table:table-cell>
          <table:table-cell office:value-type="string" calcext:value-type="string">
            <text:p>RELEVANT</text:p>
          </table:table-cell>
          <table:table-cell office:value-type="string" calcext:value-type="string">
            <text:p>TRUE POSITIVE</text:p>
          </table:table-cell>
          <table:table-cell/>
          <table:table-cell table:formula="of:=SUM([.F2:.F5])" office:value-type="float" office:value="337" calcext:value-type="float">
            <text:p>337</text:p>
          </table:table-cell>
          <table:table-cell/>
        </table:table-row>
        <table:table-row table:style-name="ro1">
          <table:table-cell office:value-type="string" calcext:value-type="string">
            <text:p>single_line</text:p>
          </table:table-cell>
          <table:table-cell office:value-type="string" calcext:value-type="string">
            <text:p>44 is the size of fixed variables in this rec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w the file pointer is at the end of signature of central dir re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k back with the following valu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gt; total number of dis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gt; relative offset of the zip64 end of central directory rec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gt; number of the disk with the start of the zip64 end of central dire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gt; zip64 end of central dir locator sign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fer to appnote for more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ign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ccording to zip specification, presence of extra data record header signature is option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is signature is present, read it and read the next 4 bytes for cr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signature not present, assign the read 4 bytes for cr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verse seek for a maximum of max_comment_size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any exception and set comment to null if comment cannot be 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check if dos attributes are set (lower order bytes from external attributes). if yes, check if the 4th b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ich represents a directory is set. if unix attributes are set (higher order two bytes), check for the 6th b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4th byte which <text:s/>represents a directory fl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elper class to read header information for the 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k\003\004`</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k\007\008`</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k\001\002`</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k\005\006`</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appnote.txt 8.5.4</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the uncompressed size to zipconstants.zip_64_size_limit a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se values will be stored in zip64 extra rec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for signature + size of rec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zip64 should be the first extra data record that should be writt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not according to any specification but if this is chan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rresponding logic for updatelocalfileheader for compressed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s to be modified as we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 - file name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 - extra field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riable - file name which can be determined by filename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 - zip64 sign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 - size of zip64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 uncompressed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8 - compressed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pute offset bytes before extra field is written for zip64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this data is not written now, but written at a later poi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xternal file attrib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ffset local header - this data is computed abov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zip64 hea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ize of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for signature + size of rec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4 <text:s/>= 2 for header + 2 for size of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capsulates the parameters that that control how zip4j encodes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the action to take when a symbolic link is added to the 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 only the symbolic link itself, not the target file or its cont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 only the target file and its contents, using the filename of the symbolic lin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 the symbolic link itself and the target file with its original filename and its cont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 zipparameters instance with default values; compressionmethod.deflate, compressionlevel.normal, encryptionmethod.none, aeskeystrength.key_strength_256, aesverson.two, symboliclinkaction.include_linked_file_only, readhiddenfiles is true, readhiddenfolders is true, includerootinfolder is true, writeextendedlocalfileheader is true, overrideexistingfilesinzip is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 clone of given zipparameters instance @param zipparameters the zipparameters instance to clo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mpression method specified in this zipparameters @return the zip compression metho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zip compression method @param compressionmethod the zip compression metho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est if files files are to be encrypted @return true if files are to be encryp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flag indicating that files are to be encrypted @param encryptfiles if true, files will be encryp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encryption method used to encrypt files @return the encryption metho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encryption method used to encrypt files @param encryptionmethod the encryption method to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mpression level used to compress files @return the compression level used to compress fil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compression level used to compress files @param compressionlevel the compression level used to compress fil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est if hidden files will be included during folder recursion <text:s/>@return true if hidden files will be included when adding folders to the 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 if hidden files will be included during folder recursion <text:s/>@param readhiddenfiles if true, hidden files will be included when adding folders to the 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est if hidden folders will be included during folder recursion <text:s/>@return true if hidden folders will be included when adding folders to the 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 if hidden folders will be included during folder recursion @param readhiddenfolders if true, hidden folders will be included when added folders to the 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key strength of the aes encryption key @return the key strength of the aes encryption ke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key strength of the aes encryption key @param aeskeystrength the key strength of the aes encryption ke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aes format version used for encryption @return the aes format version used for encry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aes format version to use for encryption @param aesversion the aes format version to 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est if the parent folder of the added files will be included in the zip @return true if the parent folder of the added files will be included into the 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flag to indicate if the parent folder of added files will be included in the zip @param includerootfolder if true, the parent folder of added files will be included in the 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filename that will be used to include a file into the zip file to a different name that given by the source filename added to the zip file. <text:s/>the filenameinzip must adhere to the zip filename specification, including the use of forward slash '/' as the directory separator, and it must also be a relative file. <text:s/>if the filenameinzip given is not null and not empty, the value specified by setrootfoldernameinzip() will be ignored. <text:s/>@param filenameinzip the filename to set in the zip. use null or an empty string to set the default behavi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ast modified time to be used for files written to the zip @return the last modified time in milliseconds since th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last modified time recorded in the zip file for the added files. <text:s/>if less than 0, the last modified time is cleared and the current time is used @param lastmodifiedfiletime the last modified time in milliseconds since th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behavior if a file is added that already exists in the zip. @param overrideexistingfilesinzip if true, remove the existing file in the zip; if false do not add the new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folder name that will be prepended to the filename in the zip. <text:s/>this value is ignored if setfilenameinzip() is specified with a non-null, non-empty string. <text:s/>@param rootfoldernameinzip the name of the folder to be prepended to the filename in the zip archiv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file comment @return the file com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file comment @param filecomment the file com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behavior when adding a symbolic link @return the behavior when adding a symbolic lin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behavior when adding a symbolic link @param symboliclinkaction the behavior when adding a symbolic lin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file exclusion filter that is currently being used when adding files/folders to zip file @return excludefilefil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a filter to exclude any files from the list of files being added to zip. mostly used when adding a folder to a zip, and if certain files have to be excluded from adding to the 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rue if zip4j is using unix mode as default. returns false otherwise. @return true if zip4j is using unix mode as defaul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hen set to true, zip4j uses unix mode as default when generating file headers. @param unixm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the encryption method used in the 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 encryption is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crypted with the weak zip standard algorith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crypted with the stronger zip standard algorith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crypted with aes, the strongest choice but currently cannot be expanded in windows explor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the level of compression for the deflate compression metho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0 - no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1 deflate compression. fastest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2 deflate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3 deflate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4 deflate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5 deflate compression. a compromise between speed and compression leve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6 deflate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7 deflate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8 deflate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evel 9 deflate compression. highest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deflate compression level (0-9) for this compressionlevel @return the deflate compression leve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the algorithm used for com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 compression is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deflate compression is used. @see java.util.zip.defla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or internal use in zip4j</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de used in the zip file for this compressionmethod @return the code used in the 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mpressionmethod for a given zip file code @param code the code for a compression method @return the compressionmethod related to the given code @throws zipexception on unknown 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the aes encryption key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128-bit aes key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192-bit aes key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256-bit aes key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de written to the zip file @return the code written the 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key length in bytes that this aeskeystrength represents @return the key length in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 aeskeystrength given a code from the zip file @param code the code from the zip file @return the aeskeystrength that represents the given code, or null if the code does not ma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the aes format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ersion 1 of the aes form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ersion 2 of the aes form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aes version number as an integer @return the aes version numb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aesversion instance from an integer aes version number @return the aesversion instance for a given version @throws illegalargumentexception if an unsupported version is giv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f zip4j is set to run in thread mode, this class helps retrieve current prog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 setting windows mode if unix mode is forc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w-r--r--</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rwxr-xr-x</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 symlink's target is a directory, file.isdirectory is true. only check if file is a directory is file i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 a symlin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symlink is include_link_only, and if the above condition is true, it means that the link exists and t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ll be no need to check for link existence explicitly, check only for target file existence if requi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file attributes defined in the archiv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tellij complains that fileattributeview can never be null. but apparently it c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https:github.com/srikanth-lingala/zip4j/issues/435</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n the javadoc of files.getfileattributeview says it 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inspection constantcondi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file attributes defin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helper method to retrieve all split files which are of the format split by 7-zip, i.e, .zip.001, .zip.002, etc. this method also sorts all the files by their split part @param firstnumberedfile - first split file @return sorted list of split files. returns an empty list if no files of that pattern are found in the current dire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end header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es consta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local file header consta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value holds the number of bytes to skip fro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offset of start of local hea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ndardcharset.utf-8 could have been used below but standardcharset does not exist in older versions of andro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16384</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attempt is already done before this method is cal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es decrypter supports ae-1 and ae-2 decryption for aes-ctr with 128, 192, or 256 key str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itialize again since the generated bytes were encryp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ource referred from matthias gartner's pkcs#5 implementation - see http://rtner.de/software/pbkdf2.htm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ource referred from matthias gartner's pkcs#5 implementation - see http://rtner.de/software/pbkdf2.htm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low empty input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ssume leading zero for odd string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ource referred from matthias gartner's pkcs#5 implementation - see http://rtner.de/software/pbkdf2.htm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ource referred from matthias gartner's pkcs#5 implementation - see http://rtner.de/software/pbkdf2.htm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complete last bloc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0 = s || int (i);</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ource referred from matthias gartner's pkcs#5 implementation - see http://rtner.de/software/pbkdf2.htm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ource referred from matthias gartner's pkcs#5 implementation - see http://rtner.de/software/pbkdf2.htm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re engine for aes encryption <text:s/>@author srikanth reddy lingala</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 non 16 byte block has already been passed to encryp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n 16 byte block should be the last block of compressed data in aes encry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y more encryption will lead to corruption of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es encrypter supports ae-1 and ae-2 encryption using aes-ctr with either 128 or 256 key str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rive password-based key for aes according to ae-1 and ae-2 specifications <text:s/>@param salt salt used for pbkdf2 @param password password used for pbkdf2 containing characters matching iso-8859-1 character set @param aeskeystrength requested aes key and mac strength @return derived password-based key @throws zipexception thrown when derived key is not va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rive password verifier using derived key and requested aes key strength <text:s/>@param derivedkey derived key @param aeskeystrength aes key strength @return derived password verifi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mac-based prf using default hmac algorithm defined in ae-1 and ae-2 specification <text:s/>@param derivedkey derived key @param aeskeystrength aes key strength @return initialized mac-based pr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es engine using derived key and requested aes key strength <text:s/>@param derivedkey derived key @param aeskeystrength aes key strength @return aes engine configured with aes key @throws zipexception thrown on aesengine initialization failur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row an exception if zipmodel is still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ase class to handle zip files. some of the operations supported in this class are:&lt;br&gt; &lt;ul&gt; &lt;li&gt;create zip file&lt;/li&gt; &lt;li&gt;add files to zip file&lt;/li&gt; &lt;li&gt;add folder to zip file&lt;/li&gt; &lt;li&gt;extract files from zip files&lt;/li&gt; &lt;li&gt;remove files from zip file&lt;/li&gt; &lt;/ul&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new zipfile instance with the zip file at the location specified in zipfile. this constructor does not yet create a zip file if it does not exist. creation happens when adding files to this zipfile instance @param zip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new zipfile instance with the zip file at the location specified in zipfile. input password will be used for any zip operations like adding files or extracting files. this constructor does not yet create a zip file if it does not exist. creation happens when adding files to this zipfile instance @param zip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new zip file object with the input file. if the zip file does not exist, it is not created at this point. <text:s/>@param zipfile file reference to the zip file @throws illegalargumentexception when zip file parameter is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new zip file object with the input file. if the zip file does not exist, it is not created at this point. <text:s/>@param zipfile file reference to the zip file @param password password to use for the zip file @throws illegalargumentexception when zip file parameter is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zip file and adds the list of source file(s) to the zip file. if the zip file exists then this method throws an exception. parameters such as compression type, etc can be set in the input parameters. while the method addfile/addfiles also creates the zip file if it does not exist, the main functionality of this method is to create a split zip file. to create a split zip file, set the splitarchive parameter to true with a valid splitlength. split length has to be more than 65536 bytes <text:s/>@param filestoadd - file to be added to the zip file @param parameters <text:s text:c="4"/>- zip parameters for this file list @param splitarchive <text:s text:c="2"/>- if archive has to be split or not @param splitlength <text:s text:c="3"/>- if archive has to be split, then length in bytes at which it has to be split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zip file and adds the files/folders from the specified folder to the zip file. this method does the same functionality as in addfolder method except that this method can also create split zip files when adding a folder. to create a split zip file, set the splitarchive parameter to true and specify the splitlength. split length has to be more than or equal to 65536 bytes. note that this method throws an exception if the zip file already exists. <text:s/>@param foldertoadd @param parameters @param splitarchive @param splitlength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input source file to the zip file with default zip parameters. if zip file does not exist, this method creates a new zip file. <text:s/>@param filetoadd - file with path to be added to the zip file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input source file to the zip file with provided zip parameters. if zip file does not exist, this method creates a new zip file. <text:s/>@param filetoadd - file with path to be added to the zip file @param zipparameters - parameters for the entry to be added to zip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input source file to the zip file with default zip parameters. if zip file does not exist, this method creates a new zip file. <text:s/>@param filetoadd - file to be added to the zip file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input source file to the zip file. if zip file does not exist, this method creates a new zip file. parameters such as compression type, etc can be set in the input parameters. <text:s/>@param filetoadd - file to be added to the zip file @param parameters - zip parameters for this file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the list of input files to the zip file with default zip parameters. if zip file does not exist, this method creates a new zip file. <text:s/>@param filestoadd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the list of input files to the zip file. if zip file does not exist, then this method creates a new zip file. parameters such as compression type, etc can be set in the input parameters. <text:s/>@param filestoadd @param parameters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the folder in the given file object to the zip file with default zip parameters. if zip file does not exist, then a new zip file is created. if input folder is invalid then an exception is thrown. <text:s/>@param foldertoadd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the folder in the given file object to the zip file. if zip file does not exist, then a new zip file is created. if input folder is invalid then an exception is thrown. zip parameters for the files in the folder to be added can be set in the input parameters <text:s/>@param foldertoadd @param zipparameters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ternal method to add a folder to the zip file. <text:s/>@param foldertoadd @param zipparameters @param checksplitarchive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new entry in the zip file and adds the content of the input stream to the zip file. zipparameters.issourceexternalstream and zipparameters.filenameinzip have to be set before in the input parameters. if the file name ends with / or \, this method treats the content as a directory. setting the flag progressmonitor.setruninthread to true will have no effect for this method and hence this method cannot be used to add content to zip in thread mode <text:s/>@param inputstream @param parameters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ll the files in the given zip file to the input destination path. if zip file does not exist or destination path is invalid then an exception is thrown. <text:s/>@param destinationpath path to which the entries of the zip are to be extracted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ll entries in the zip file to the destination path considering the options defined in unzipparameters <text:s/>@param destinationpath path to which the entries of the zip are to be extracted @param unzipparameters parameters to be considered during extraction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if destination path is invalid, then this method throws an exception. &lt;br&gt;&lt;br&gt; if fileheader is a directory, this method extracts all files under this directory <text:s/>@param fileheader file header corresponding to the entry which has to be extracted @param destinationpath path to which the entries of the zip are to be extracted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if destination path is invalid, then this method throws an exception. &lt;br&gt;&lt;br&gt; if fileheader is a directory, this method extracts all files under this directory <text:s/>@param fileheader file header corresponding to the entry which has to be extracted @param destinationpath path to which the entries of the zip are to be extracted @param unzipparameters any parameters that have to be considered during extraction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if destination path is invalid, then this method throws an exception. &lt;br&gt;&lt;br&gt; if newfilename is not null or empty, newly created file name will be replaced by the value in newfilename. if this value is null, then the file name will be the value in fileheader.getfilename. if file being extract is a directory, the directory name will be replaced with the newfilename &lt;br&gt;&lt;br&gt; if fileheader is a directory, this method extracts all files under this directory. &lt;br/&gt;&lt;br/&gt; any parameters that have to be considered during extraction can be passed in through unzipparameters <text:s/>@param fileheader file header corresponding to the entry which has to be extracted @param destinationpath path to which the entries of the zip are to be extracted @param newfilename if not null, this will be the name given to the file upon extraction @param unzipparameters any parameters that have to be considered during extraction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this method first finds the necessary file header from the input file name. &lt;br&gt;&lt;br&gt; file name is relative file name in the zip file. for example if a zip file contains a file `a.txt`, then to extract this file, input file name has to be `a.txt`. another example is if there is a file `b.txt` in a folder `abc` in the zip file, then the input file name has to be abc/b.txt &lt;br&gt;&lt;br&gt; if fileheader is a directory, this method extracts all files under this directory. &lt;br&gt;&lt;br&gt; throws an exception of type {@link zipexception.type#file_not_found} if file header could not be found for the given file name. throws an exception if the destination path is invalid. <text:s/>@param filename name of the entry which has to be extracted @param destinationpath path to which the entries of the zip are to be extracted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this method first finds the necessary file header from the input file name. &lt;br&gt;&lt;br&gt; file name is relative file name in the zip file. for example if a zip file contains a file `a.txt`, then to extract this file, input file name has to be `a.txt`. another example is if there is a file `b.txt` in a folder `abc` in the zip file, then the input file name has to be abc/b.txt &lt;br&gt;&lt;br&gt; if fileheader is a directory, this method extracts all files under this directory. &lt;br&gt;&lt;br&gt; any parameters that have to be considered during extraction can be passed in through unzipparameters &lt;br/&gt;&lt;br/&gt; throws an exception of type {@link zipexception.type#file_not_found} if file header could not be found for the given file name. throws an exception if the destination path is invalid. <text:s/>@param filename name of the entry which has to be extracted @param destinationpath path to which the entries of the zip are to be extracted @param unzipparameters any parameters that have to be considered during extraction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this method first finds the necessary file header from the input file name. &lt;br&gt;&lt;br&gt; file name is relative file name in the zip file. for example if a zip file contains a file `a.txt`, then to extract this file, input file name has to be `a.txt`. another example is if there is a file `b.txt` in a folder `abc` in the zip file, then the input file name has to be abc/b.txt &lt;br&gt;&lt;br&gt; if newfilename is not null or empty, newly created file name will be replaced by the value in newfilename. if this value is null, then the file name will be the value in fileheader.getfilename. if file being extract is a directory, the directory name will be replaced with the newfilename &lt;br&gt;&lt;br&gt; if fileheader is a directory, this method extracts all files under this directory. &lt;br&gt;&lt;br&gt; throws an exception of type {@link zipexception.type#file_not_found} if file header could not be found for the given file name. throws an exception if the destination path is invalid. <text:s/>@param filename name of the entry which has to be extracted @param destinationpath path to which the entries of the zip are to be extracted @param newfilename if not null, this will be the name given to the file upon extraction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if destination path is invalid, then this method throws an exception. &lt;br&gt;&lt;br&gt; if newfilename is not null or empty, newly created file name will be replaced by the value in newfilename. if this value is null, then the file name will be the value in fileheader.getfilename. if file being extract is a directory, the directory name will be replaced with the newfilename &lt;br&gt;&lt;br&gt; if fileheader is a directory, this method extracts all files under this directory. <text:s/>@param fileheader file header corresponding to the entry which has to be extracted @param destinationpath path to which the entries of the zip are to be extracted @param newfilename if not null, this will be the name given to the file upon extraction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specific file from the zip file to the destination path. this method first finds the necessary file header from the input file name. &lt;br/&gt;&lt;br/&gt; file name is relative file name in the zip file. for example if a zip file contains a file `a.txt`, then to extract this file, input file name has to be `a.txt`. another example is if there is a file `b.txt` in a folder `abc` in the zip file, then the input file name has to be abc/b.txt &lt;br/&gt;&lt;br/&gt; if newfilename is not null or empty, newly created file name will be replaced by the value in newfilename. if this value is null, then the file name will be the value in fileheader.getfilename. if file being extract is a directory, the directory name will be replaced with the newfilename &lt;br/&gt;&lt;br/&gt; if fileheader is a directory, this method extracts all files under this directory. &lt;br/&gt;&lt;br/&gt; any parameters that have to be considered during extraction can be passed in through unzipparameters &lt;br/&gt;&lt;br/&gt; throws an exception of type {@link zipexception.type#file_not_found} if file header could not be found for the given file name. throws an exception if the destination path is invalid. <text:s/>@param filename name of the entry which has to be extracted @param destinationpath path to which the entries of the zip are to be extracted @param newfilename if not null, this will be the name given to the file upon extraction @param unzipparameters any parameters that have to be considered during extraction @throws zipexception when an issue occurs during extra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list of file headers in the zip file. returns an empty list if the zip file does not exist. <text:s/>@return list of file headers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fileheader if a file header with the given fileheader string exists in the zip model: if not returns null <text:s/>@param filename @return fileheader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zip file is encrypted <text:s/>@return true if encrypted, false if not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zip file is a split archive <text:s/>@return true if split archive, false if not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s the file provided in the input file header from the zip file. <text:s/>if zip file is a split zip file, then this method throws an exception as zip specification does not allow for updating split zip archives. <text:s/>if this file header is a directory, all files and directories under this directory will be removed as well. <text:s/>@param fileheader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s the file provided in the input parameters from the zip file. this method first finds the file header and then removes the file. <text:s/>if file does not exist, then this method throws an exception. <text:s/>if zip file is a split zip file, then this method throws an exception as zip specification does not allow for updating split zip archives. <text:s/>if the entry representing this file name is a directory, all files and directories under this directory will be removed as well. <text:s/>@param filename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s all files from the zip file that match the names in the input list. <text:s/>if any of the file is a directory, all the files and directories under this directory will be removed as well <text:s/>if zip file is a split zip file, then this method throws an exception as zip specification does not allow for updating split zip archives. <text:s/>@param filenames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names file name of the entry represented by file header. if the file name in the input file header does not match any entry in the zip file, the zip file will not be modified. <text:s/>if the file header is a folder in the zip file, all sub-files and sub-folders in the zip file will also be renamed. <text:s/>zip file format does not allow modifying a split zip file. therefore if the zip file being dealt with is a split zip file, this method throws an exception <text:s/>@param fileheader file header to be changed @param newfilename the file name that has to be changed to @throws zipexception if fileheader is null or newfilename is null or empty or if the zip file is a split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names file name of the entry represented by input filenametorename. if there is no entry in the zip file matching the file name as in filenametorename, the zip file will not be modified. <text:s/>if the entry with filenametorename is a folder in the zip file, all sub-files and sub-folders in the zip file will also be renamed. for a folder, the filenametorename has to end with zip file separator `/`. for example, if a folder name `some-folder-name` has to be modified to `new-folder-name`, then value of filenametorename should be `some-folder-name/`. if newfilename does not end with a separator, zip4j will add a separator. <text:s/>zip file format does not allow modifying a split zip file. therefore if the zip file being dealt with is a split zip file, this method throws an exception <text:s/>@param filenametorename file name in the zip that has to be renamed @param newfilename the file name that has to be changed to @throws zipexception if filenametorename is empty or newfilename is empty or if the zip file is a split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names all the entries in the zip file that match the keys in the map to their corresponding values in the map. if there are no entries matching any of the keys from the map, the zip file is not modified. <text:s/>if any of the entry in the map represents a folder, all files and folders will be renamed so that their parent represents the renamed folder. <text:s/>zip file format does not allow modifying a split zip file. therefore if the zip file being dealt with is a split zip file, this method throws an exception <text:s/>@param filenamesmap map of file names that have to be changed with values in the map being the name to be changed to @throws zipexception if map is null or if the zip file is a split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erges split zip files into a single zip file without the need to extract the files in the archive <text:s/>@param outputzipfile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comment for the zip file <text:s/>@param comment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comment set for the zip file <text:s/>@return string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n input stream for reading the contents of the zip file corresponding to the input fileheader. throws an exception if the fileheader does not exist in the zipfile <text:s/>@param fileheader @return zipinputstream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input zip file is a valid zip file. this method will try to read zip headers. if headers are read successfully, this method returns true else false. <text:s/>since v2.7.0: if the zip file is a split zip file, this method also checks to see if all the split files of the zip exists. <text:s/>@return boolean - true if a valid zip file, i.e, zip4j is able to read the zip headers, and in case of a split zip file, all split files of the zip exists; false otherwise <text:s/>@since 1.2.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full file path+names of all split zip files in an arraylist. for example: if a split zip file(abc.zip) has a 10 split parts this method returns an array list with path + `abc.z01`, path + `abc.z02`, etc. returns null if the zip file does not exist <text:s/>@return list of split zip files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oses any open streams that were open by an instance of this class. <text:s/>@throws ioexception when the underlying input stream throws an exception when trying to close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a password to be used for the zip file. will override if a password supplied via zipfile constructor @param password - char array of the password to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size of the buffer used to read streams <text:s/>@return size of the buffer used to read stream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size of buffer that should be used when reading streams. this size cannot be less than the value defined in internalzipconstants.min_buff_size <text:s/>@param buffersize size of the buffer that should be used when reading streams @throws illegalargumentexception if buffersize is less than value configured in internalzipconstants.min_buff_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ads the zip header information for this zip file. if the zip file does not exist, it creates an empty zip model.&lt;br&gt;&lt;br&gt; &lt;b&gt;note:&lt;/b&gt; this method does not read local file header information <text:s/>@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user defined charset that was set by setcharset() method. if no charset was explicitly defined (by calling setcharset()), this method returns the default charset which zip4j uses, which is utf-8. <text:s/>@return user-defined charset or utf-8 if no charset explicitly 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charset to be used for encoding file names and comments <text:s/>@param charset charset to use to encode file names and comments @throws illegalargumentexception if charset is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streams, it is necessary to write extended local file header because of zip standard encry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we do not write extended local file header, zip standard encryption needs a crc upfront for ke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ich cannot be calculated until we read the complete stream. if we use extended local file hea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ast modified file time is used, or current system time if not avail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some random value here. this will be updated again when closing en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inspection java8lists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py complete entry without any chang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ny of the files to be removed is a directory, check if the fileheadertobechecked is a sub-file 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 sub-directory of that dire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intain a different list to iterate, so that when the file name is changed in the central dire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still have access to the original file names. if iterating on the original list from central dire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 might be that a file name has changed because of other file name, ex: if a directory name has to be chan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d the file is part of that directory, by the time the file has to be changed, its name might have chan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en changing the name of the directory. there is some overhead with this approach, but is saf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py complete entry without any chang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6 is offset until file name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ength of file name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 is for length of extra field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is is the case, then the file name in the header that was passed to this method was already chan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eory, should never be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ould never be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here by any chance, it means that the file header was marked as to-be-modified, even when the file names do n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tch. logic in the method getcorrespondingentryfrommap() has to be check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ke sure no file is extracted outside the target directory (a.k.a. zip sl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 exception will be passed through progress moni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nset the symlink byte if the entry being added is a symlink, but the original file is being ad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crc calcul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n entry already exists, we have to remove that entry first and then add content ag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is case, add corresponding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uppressing warning to use basicfileattributes as this has trouble reading symlink's attrib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some os it is possible to have empty file names (even without any exten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ve such files from list as this might cause incompatibility with the 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 close the outputstream yet. this will be closed by countingoutputstrea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split sign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n split zip -- return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buffer size is sufficient for the current split file. if not a new split file will be started. <text:s/>@param buffersize @return true if a new split file was started else false @throws zip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given buffer size will be fit in the current split file. if this output stream is a non-split file, then this method always returns true <text:s/>@param buffersize @return true if the buffer size is fit in the current split file or else fa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itialisation of below compressedoutputstream should happen after writing local file hea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ecause local header data should be written first and then the encryption header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d below initialisation writes encryption header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split input stream for zip file split with 7-zip. they end with .zip.001, .zip.002, et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split input stream for zip file split as per zip specification. they end with .z01, .z02... .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s optional but useful for a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 (dirty) hack to be able to open any split file without relying on the parent cla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that the parent handle is closed, and a new randomaccessfile is initi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akes it possible for this class to still extend randomaccessfile and be able to open any split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thout calling code having to worry about opening a split file. code using this class can read t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plit files as if it were one file. zip4j uses randomaccessfile in a lot of places. this hack allows to de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th split files with randomaccessfile without having to modify a lot of code, especially for a fe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at will not be used most oft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randomaccessfile which reads files split with 7-zip format (.z001, .z002, etc) as a single file making it easier for calling methods to deal with opening appropriate split file to 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n though this abstract class has only abstract method definitions, it is not implemented as an interface beca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mplementations of this class has to be used as an inputstream to zipinputstrea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 by 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e header's directory flag is more reliable than local file header's directory flag as file header ha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itional external file attributes which has a directory flag defined. in local file header, the only w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determine if an entry is directory is to check if the file name has a trailing forward slash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ocalfileheader can be null when end of compressed data is reached. <text:s/>if null check is missing, read method wi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row a npe when end of compressed data is reached and read is called ag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ith inflater, without knowing the compressed or uncompressed size, we over read necessary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such cases, we have to push back the inputstream to the end of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signal the end of data for this entry so that ciphers can read any header data if applic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erification will be done in this case by aescipherinputstrea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inspection statementwithemptybod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0 srikanth reddy lingala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password for the inputstream. this password will be used for any subsequent encrypted entries that will be read from this stream. if this method is called when an entry is being read, it has no effect on the read action of the current entry, and the password will take effect from any subsequent entry reads. <text:s/>@param password password to be used for reading of entries from the zip input strea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 content verification in case of deflate compression and if data descriptor exis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is case, we do not know the exact size of compressed data before hand and it is possible that we 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d pass more than required data into inflater, thereby corrupting the aes mac by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usage of pushbackinputstream in the project for how this push back of data is do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nfortunately, in this case we cannot perform a content verification and have to sk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
      <table:named-expressions/>
      <table:database-ranges>
        <table:database-range table:name="__Anonymous_Sheet_DB__0" table:target-range-address="comments_942fe577d6028b1744483beb5eec46699580e5cc_classified.A1:comments_942fe577d6028b1744483beb5eec46699580e5cc_classified.D338"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7T16:14:04.216826302</dc:date>
    <meta:editing-duration>PT11M23S</meta:editing-duration>
    <meta:editing-cycles>3</meta:editing-cycles>
    <meta:generator>LibreOffice/7.6.2.1$Linux_X86_64 LibreOffice_project/60$Build-1</meta:generator>
    <meta:document-statistic meta:table-count="1" meta:cell-count="1361" meta:object-count="0"/>
  </office:meta>
</office:document-meta>
</file>